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c86e1" officeooo:paragraph-rsid="001c86e1"/>
    </style:style>
    <style:style style:name="P2" style:family="paragraph" style:parent-style-name="Standard">
      <style:text-properties officeooo:paragraph-rsid="0028f029"/>
    </style:style>
    <style:style style:name="P3" style:family="paragraph" style:parent-style-name="Standard">
      <style:text-properties fo:font-weight="normal" officeooo:rsid="001c86e1" officeooo:paragraph-rsid="001c86e1" style:font-weight-asian="normal" style:font-weight-complex="normal"/>
    </style:style>
    <style:style style:name="P4" style:family="paragraph" style:parent-style-name="Standard">
      <style:text-properties officeooo:rsid="0029cd0d" officeooo:paragraph-rsid="0029cd0d"/>
    </style:style>
    <style:style style:name="P5" style:family="paragraph" style:parent-style-name="Standard">
      <style:text-properties style:text-position="0% 100%" fo:font-weight="normal" officeooo:rsid="002b9941" officeooo:paragraph-rsid="002b9941" style:font-weight-asian="normal" style:font-weight-complex="normal"/>
    </style:style>
    <style:style style:name="P6" style:family="paragraph" style:parent-style-name="Standard">
      <style:text-properties style:text-position="0% 100%" fo:font-weight="normal" officeooo:rsid="002a19e4" officeooo:paragraph-rsid="002a19e4" style:font-weight-asian="normal" style:font-weight-complex="normal"/>
    </style:style>
    <style:style style:name="P7" style:family="paragraph" style:parent-style-name="Standard">
      <style:text-properties style:text-position="0% 100%" fo:font-weight="normal" officeooo:rsid="002c9c2c" officeooo:paragraph-rsid="002c9c2c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21e496" officeooo:paragraph-rsid="003663fa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29cd0d" officeooo:paragraph-rsid="0029cd0d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9cd0d" officeooo:paragraph-rsid="00369f5b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9cd0d" officeooo:paragraph-rsid="003cb4d3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a19e4" officeooo:paragraph-rsid="00324a3d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2a19e4" officeooo:paragraph-rsid="002a19e4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b9941" officeooo:paragraph-rsid="002b9941" style:font-weight-asian="normal" style:font-weight-complex="normal"/>
    </style:style>
    <style:style style:name="P15" style:family="paragraph" style:parent-style-name="Standard" style:list-style-name="L1">
      <style:text-properties fo:font-style="italic" officeooo:rsid="001c86e1" officeooo:paragraph-rsid="001c86e1" style:font-style-asian="italic" style:font-style-complex="italic"/>
    </style:style>
    <style:style style:name="P16" style:family="paragraph" style:parent-style-name="Standard" style:list-style-name="L1">
      <style:text-properties officeooo:rsid="0021e496" officeooo:paragraph-rsid="0021e496"/>
    </style:style>
    <style:style style:name="P17" style:family="paragraph" style:parent-style-name="Standard" style:list-style-name="L1">
      <style:text-properties officeooo:rsid="001cef7b" officeooo:paragraph-rsid="0021e496"/>
    </style:style>
    <style:style style:name="P18" style:family="paragraph" style:parent-style-name="Standard" style:list-style-name="L1">
      <style:text-properties officeooo:rsid="001cef7b" officeooo:paragraph-rsid="00232890"/>
    </style:style>
    <style:style style:name="P19" style:family="paragraph" style:parent-style-name="Standard" style:list-style-name="L1">
      <style:text-properties officeooo:rsid="00232890" officeooo:paragraph-rsid="00232890"/>
    </style:style>
    <style:style style:name="P20" style:family="paragraph" style:parent-style-name="Standard" style:list-style-name="L1">
      <style:text-properties officeooo:rsid="002331f1" officeooo:paragraph-rsid="002331f1"/>
    </style:style>
    <style:style style:name="P21" style:family="paragraph" style:parent-style-name="Standard" style:list-style-name="L1">
      <style:text-properties officeooo:rsid="001ed9f5" officeooo:paragraph-rsid="002331f1"/>
    </style:style>
    <style:style style:name="P22" style:family="paragraph" style:parent-style-name="Standard" style:list-style-name="L1">
      <style:text-properties officeooo:rsid="003ae4e5" officeooo:paragraph-rsid="003ae4e5"/>
    </style:style>
    <style:style style:name="P23" style:family="paragraph" style:parent-style-name="Standard" style:list-style-name="L1">
      <style:text-properties officeooo:rsid="0028f029" officeooo:paragraph-rsid="0028f029"/>
    </style:style>
    <style:style style:name="P24" style:family="paragraph" style:parent-style-name="Standard" style:list-style-name="L1">
      <style:text-properties officeooo:rsid="0029cd0d" officeooo:paragraph-rsid="0029cd0d"/>
    </style:style>
    <style:style style:name="P25" style:family="paragraph" style:parent-style-name="Standard" style:list-style-name="L1">
      <style:text-properties style:text-position="0% 100%" fo:font-weight="normal" officeooo:rsid="002a19e4" officeooo:paragraph-rsid="002a19e4" style:font-weight-asian="normal" style:font-weight-complex="normal"/>
    </style:style>
    <style:style style:name="P26" style:family="paragraph" style:parent-style-name="Standard" style:list-style-name="L1">
      <style:text-properties style:text-position="0% 100%" fo:font-weight="normal" officeooo:rsid="002c9c2c" officeooo:paragraph-rsid="002c9c2c" style:font-weight-asian="normal" style:font-weight-complex="normal"/>
    </style:style>
    <style:style style:name="P27" style:family="paragraph" style:parent-style-name="Standard" style:list-style-name="L1">
      <style:text-properties style:text-position="0% 100%" fo:font-weight="normal" officeooo:rsid="002b9941" officeooo:paragraph-rsid="002b9941" style:font-weight-asian="normal" style:font-weight-complex="normal"/>
    </style:style>
    <style:style style:name="T1" style:family="text">
      <style:text-properties officeooo:rsid="001ed9f5"/>
    </style:style>
    <style:style style:name="T2" style:family="text">
      <style:text-properties officeooo:rsid="001ff79f"/>
    </style:style>
    <style:style style:name="T3" style:family="text">
      <style:text-properties officeooo:rsid="0021e496"/>
    </style:style>
    <style:style style:name="T4" style:family="text">
      <style:text-properties fo:font-style="italic" officeooo:rsid="001c86e1" style:font-style-asian="italic" style:font-style-complex="italic"/>
    </style:style>
    <style:style style:name="T5" style:family="text">
      <style:text-properties fo:font-style="italic" officeooo:rsid="00232890" style:font-style-asian="italic" style:font-style-complex="italic"/>
    </style:style>
    <style:style style:name="T6" style:family="text">
      <style:text-properties fo:font-style="italic" officeooo:rsid="0039ad04" style:font-style-asian="italic" style:font-style-complex="italic"/>
    </style:style>
    <style:style style:name="T7" style:family="text">
      <style:text-properties officeooo:rsid="00232890"/>
    </style:style>
    <style:style style:name="T8" style:family="text">
      <style:text-properties fo:font-style="normal" officeooo:rsid="00232890" style:font-style-asian="normal" style:font-style-complex="normal"/>
    </style:style>
    <style:style style:name="T9" style:family="text">
      <style:text-properties fo:font-style="normal" officeooo:rsid="0039ad04" style:font-style-asian="normal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331f1"/>
    </style:style>
    <style:style style:name="T12" style:family="text">
      <style:text-properties officeooo:rsid="001c86e1"/>
    </style:style>
    <style:style style:name="T13" style:family="text">
      <style:text-properties officeooo:rsid="00280343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2a19e4"/>
    </style:style>
    <style:style style:name="T16" style:family="text">
      <style:text-properties style:text-position="super 58%" officeooo:rsid="00369f5b"/>
    </style:style>
    <style:style style:name="T17" style:family="text">
      <style:text-properties style:text-position="super 58%" officeooo:rsid="004066a3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2a19e4"/>
    </style:style>
    <style:style style:name="T20" style:family="text">
      <style:text-properties style:text-position="0% 100%" officeooo:rsid="002c9c2c"/>
    </style:style>
    <style:style style:name="T21" style:family="text">
      <style:text-properties style:text-position="0% 100%" officeooo:rsid="002ded87"/>
    </style:style>
    <style:style style:name="T22" style:family="text">
      <style:text-properties style:text-position="0% 100%" officeooo:rsid="002f79ec"/>
    </style:style>
    <style:style style:name="T23" style:family="text">
      <style:text-properties style:text-position="0% 100%" fo:font-style="italic" officeooo:rsid="002f79ec" style:font-style-asian="italic" style:font-style-complex="italic"/>
    </style:style>
    <style:style style:name="T24" style:family="text">
      <style:text-properties style:text-position="0% 100%" fo:font-style="italic" officeooo:rsid="0033c02a" style:font-style-asian="italic" style:font-style-complex="italic"/>
    </style:style>
    <style:style style:name="T25" style:family="text">
      <style:text-properties style:text-position="0% 100%" fo:font-style="italic" officeooo:rsid="004157f6" style:font-style-asian="italic" style:font-style-complex="italic"/>
    </style:style>
    <style:style style:name="T26" style:family="text">
      <style:text-properties style:text-position="0% 100%" fo:font-style="italic" officeooo:rsid="00324a3d" style:font-style-asian="italic" style:font-style-complex="italic"/>
    </style:style>
    <style:style style:name="T27" style:family="text">
      <style:text-properties style:text-position="0% 100%" officeooo:rsid="00312c70"/>
    </style:style>
    <style:style style:name="T28" style:family="text">
      <style:text-properties style:text-position="0% 100%" officeooo:rsid="00324a3d"/>
    </style:style>
    <style:style style:name="T29" style:family="text">
      <style:text-properties style:text-position="0% 100%" officeooo:rsid="0033c02a"/>
    </style:style>
    <style:style style:name="T30" style:family="text">
      <style:text-properties style:text-position="0% 100%" officeooo:rsid="00369f5b"/>
    </style:style>
    <style:style style:name="T31" style:family="text">
      <style:text-properties style:text-position="0% 100%" officeooo:rsid="003cb4d3"/>
    </style:style>
    <style:style style:name="T32" style:family="text">
      <style:text-properties style:text-position="0% 100%" officeooo:rsid="004066a3"/>
    </style:style>
    <style:style style:name="T33" style:family="text">
      <style:text-properties style:text-position="0% 100%" officeooo:rsid="0041236f"/>
    </style:style>
    <style:style style:name="T34" style:family="text">
      <style:text-properties style:text-position="0% 100%" officeooo:rsid="004157f6"/>
    </style:style>
    <style:style style:name="T35" style:family="text">
      <style:text-properties officeooo:rsid="002c9c2c"/>
    </style:style>
    <style:style style:name="T36" style:family="text">
      <style:text-properties officeooo:rsid="00369f5b"/>
    </style:style>
    <style:style style:name="T37" style:family="text">
      <style:text-properties officeooo:rsid="003ae4e5"/>
    </style:style>
    <style:style style:name="T38" style:family="text">
      <style:text-properties officeooo:rsid="003cb4d3"/>
    </style:style>
    <style:style style:name="T39" style:family="text">
      <style:text-properties officeooo:rsid="004066a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 CS20B (Questions Portion)</text:p>
      <text:p text:style-name="P1">Jonathan Reznik</text:p>
      <text:p text:style-name="P1">Student ID#1654919</text:p>
      <text:p text:style-name="P1"/>
      <text:list xml:id="list552888797" text:style-name="L1">
        <text:list-item>
          <text:p text:style-name="P8"><text:span text:style-name="T4">Two examples </text:span><text:span text:style-name="T5">of </text:span><text:span text:style-name="T6">the object and class </text:span><text:span text:style-name="T5">relationship are </text:span><text:span text:style-name="T12">a (a) chair object from the Furniture class, and (b) dog object from the class for Animal. <text:s text:c="3"/></text:span><text:span text:style-name="T6">The d</text:span><text:span text:style-name="T5">ifferences </text:span><text:span text:style-name="T6">in </text:span><text:span text:style-name="T8">terms of methods </text:span><text:span text:style-name="T9">are that </text:span><text:span text:style-name="T8">objects </text:span><text:span text:style-name="T12">make use of instance methods while classes usually have static methods. <text:s text:c="2"/>Objects are generated at runtime and added to a heap in memory, so that objects are referenced and aliased. <text:s/>But a class gets stored in a .java file and provides the organizational view of the code. <text:s/>Also naming conventions differ among the two.</text:span></text:p>
        </text:list-item>
      </text:list>
      <text:p text:style-name="P3"/>
      <text:list xml:id="list212313192625377" text:continue-numbering="true" text:style-name="L1">
        <text:list-item>
          <text:p text:style-name="P15">Graph Structures</text:p>
          <text:list>
            <text:list-item>
              <text:p text:style-name="P16">Flights</text:p>
              <text:list>
                <text:list-item>
                  <text:p text:style-name="P17">Node:<text:tab/>Destination</text:p>
                </text:list-item>
                <text:list-item>
                  <text:p text:style-name="P17">Edge:<text:tab/>Travel time or distance</text:p>
                </text:list-item>
              </text:list>
            </text:list-item>
            <text:list-item>
              <text:p text:style-name="P16">Borders</text:p>
              <text:list>
                <text:list-item>
                  <text:p text:style-name="P17">Node:<text:tab/><text:span text:style-name="T2">Single </text:span>Country Name,</text:p>
                </text:list-item>
                <text:list-item>
                  <text:p text:style-name="P17">Edge:<text:tab/><text:span text:style-name="T3">Pairs of countries e.g. ‘US/Mexico border’, or ‘South US with North Mexico’.</text:span></text:p>
                </text:list-item>
              </text:list>
            </text:list-item>
            <text:list-item>
              <text:p text:style-name="P16">Research Collection</text:p>
              <text:list>
                <text:list-item>
                  <text:p text:style-name="P17">Node:<text:tab/>Title <text:span text:style-name="T1">or </text:span>Author</text:p>
                </text:list-item>
                <text:list-item>
                  <text:p text:style-name="P17">Edge:<text:tab/>Mention <text:span text:style-name="T1">of certain </text:span>word<text:span text:style-name="T1">s</text:span>, common references <text:span text:style-name="T37">or citations</text:span></text:p>
                </text:list-item>
              </text:list>
            </text:list-item>
            <text:list-item>
              <text:p text:style-name="P19">Actors</text:p>
              <text:list>
                <text:list-item>
                  <text:p text:style-name="P18">Node:<text:tab/>Actors <text:span text:style-name="T7">names</text:span></text:p>
                </text:list-item>
                <text:list-item>
                  <text:p text:style-name="P18">Edge:<text:tab/>Movies in common with other actors</text:p>
                </text:list-item>
              </text:list>
            </text:list-item>
            <text:list-item>
              <text:p text:style-name="P20">Computer Network</text:p>
              <text:list>
                <text:list-item>
                  <text:p text:style-name="P21">Node:<text:tab/>Host</text:p>
                </text:list-item>
                <text:list-item>
                  <text:p text:style-name="P21">Edge:<text:tab/>Connections <text:span text:style-name="T11">or Services (e.g. shared files, printing or transfer of data) </text:span></text:p>
                </text:list-item>
              </text:list>
            </text:list-item>
            <text:list-item>
              <text:p text:style-name="P22">Labyrinth</text:p>
              <text:list>
                <text:list-item>
                  <text:p text:style-name="P21">Node:<text:tab/>Intersections <text:span text:style-name="T11">of paths</text:span></text:p>
                </text:list-item>
                <text:list-item>
                  <text:p text:style-name="P21">Edge:<text:tab/><text:span text:style-name="T11">Connections to other intersections, with distance or </text:span>direction <text:span text:style-name="T37">in weighted values</text:span></text:p>
                </text:list-item>
              </text:list>
            </text:list-item>
            <text:list-item>
              <text:p text:style-name="P20">WWW</text:p>
              <text:list>
                <text:list-item>
                  <text:p text:style-name="P21">Node:<text:tab/>Hosts</text:p>
                </text:list-item>
                <text:list-item>
                  <text:p text:style-name="P21">Edge:<text:tab/><text:span text:style-name="T37">Ports or Addresses or weighted values of traffic over either one</text:span></text:p>
                </text:list-item>
              </text:list>
            </text:list-item>
            <text:list-item>
              <text:p text:style-name="P20">Social Media</text:p>
              <text:list>
                <text:list-item>
                  <text:p text:style-name="P21">Node: <text:s/>Individuals account</text:p>
                </text:list-item>
                <text:list-item>
                  <text:p text:style-name="P21">Edge: <text:s/>Number of <text:span text:style-name="T13">friends or shares (likes)</text:span></text:p>
                </text:list-item>
              </text:list>
            </text:list-item>
          </text:list>
        </text:list-item>
      </text:list>
      <text:p text:style-name="P2"/>
      <text:list xml:id="list212312154954189" text:continue-numbering="true" text:style-name="L1">
        <text:list-item>
          <text:p text:style-name="P23">ArrayList inherits from AbstractList, which inherits from AbstractCollection. <text:s/>The ArrayList class has 3 direct subclasses: AttributeList, RoleList, <text:span text:style-name="T37">and </text:span>RoleUnresolvedList. <text:s/>(Not sure about implement methods, but the implementation Classes are List, RandomAccess, Cloneable, and Serializable). <text:s/>A count of <text:span text:style-name="T37">all </text:span>methods <text:span text:style-name="T37">include </text:span>3 constructor methods, 31 instance/concrete methods, <text:span text:style-name="T37">and </text:span>another 16 methods inherited from <text:span text:style-name="T37">the </text:span>three inherited classes. <text:span text:style-name="T37">And </text:span>toString() is inherited from AbstractCollection in ArrayList.</text:p>
        </text:list-item>
      </text:list>
      <text:p text:style-name="P4"/>
      <text:list xml:id="list212312802971599" text:continue-numbering="true" text:style-name="L1">
        <text:list-item>
          <text:p text:style-name="P24">Complexity in <text:span text:style-name="T10">Big-O</text:span></text:p>
          <text:list>
            <text:list-item>
              <text:p text:style-name="P9">O(N) <text:span text:style-name="T38">or linear complexity is derived </text:span>from <text:span text:style-name="T38">the </text:span>N + 1 <text:span text:style-name="T38">count of operations with </text:span>1 <text:span text:style-name="T38">variable declaration </text:span>and N <text:span text:style-name="T38">linear processing operations inside a for loop</text:span>.</text:p>
            </text:list-item>
            <text:list-item>
              <text:p text:style-name="P10">O(N<text:span text:style-name="T14">2</text:span><text:span text:style-name="T18">) </text:span><text:span text:style-name="T31">or time-squared complexity is </text:span><text:span text:style-name="T18">derived from N</text:span><text:span text:style-name="T14">2</text:span><text:span text:style-name="T18"> + 1 </text:span><text:span text:style-name="T30">operations</text:span><text:span text:style-name="T18">, with 1 </text:span><text:span text:style-name="T31">variable declaration and </text:span><text:span text:style-name="T18">N</text:span><text:span text:style-name="T14">2</text:span><text:span text:style-name="T18"> </text:span><text:span text:style-name="T30">or </text:span><text:span text:style-name="T18">N * N from </text:span><text:span text:style-name="T31">single nested operation inside of the two </text:span><text:span text:style-name="T18">nested for loops.</text:span></text:p>
            </text:list-item>
            <text:list-item>
              <text:p text:style-name="P9"><text:soft-page-break/>O(N) <text:span text:style-name="T38">or linear complexity is </text:span>derived from 2N + 1 <text:span text:style-name="T36">operations</text:span>, with 1 <text:span text:style-name="T38">for variable </text:span>declar<text:span text:style-name="T38">ation</text:span>, and <text:span text:style-name="T36">2</text:span>N <text:span text:style-name="T36">or N + N</text:span> <text:span text:style-name="T36">in <text:s/>each subsequent for </text:span>loop<text:span text:style-name="T36">, which makes </text:span>N + N + 1 <text:span text:style-name="T36">or 2N + 1</text:span>.</text:p>
            </text:list-item>
            <text:list-item>
              <text:p text:style-name="P11">O(N<text:span text:style-name="T15">2</text:span><text:span text:style-name="T19">) </text:span><text:span text:style-name="T31">or time-squared complexity</text:span><text:span text:style-name="T19"> </text:span><text:span text:style-name="T31">is </text:span><text:span text:style-name="T30">the </text:span><text:span text:style-name="T19">same as </text:span><text:span text:style-name="T30">it was in </text:span><text:span text:style-name="T19">part (b) </text:span><text:span text:style-name="T31">despite counting the number in quarter overall as derived by </text:span><text:span text:style-name="T19">N</text:span><text:span text:style-name="T15">2</text:span><text:span text:style-name="T19">/4 +1 </text:span><text:span text:style-name="T31">count of </text:span><text:span text:style-name="T30">operations </text:span><text:span text:style-name="T31">the </text:span><text:span text:style-name="T30">complexity O(N</text:span><text:span text:style-name="T16">2</text:span><text:span text:style-name="T30">)</text:span><text:span text:style-name="T19">. <text:s text:c="2"/></text:span></text:p>
            </text:list-item>
            <text:list-item>
              <text:p text:style-name="P11"><text:span text:style-name="T19">O(N</text:span><text:span text:style-name="T31">) or linear time complexity </text:span><text:span text:style-name="T19">is derived via N + 4 or N <text:s/>+ 3 depending on if counting the return statement.</text:span></text:p>
            </text:list-item>
          </text:list>
        </text:list-item>
      </text:list>
      <text:p text:style-name="P6"/>
      <text:list xml:id="list212313286392731" text:continue-numbering="true" text:style-name="L1">
        <text:list-item>
          <text:p text:style-name="P25">Design Problem</text:p>
          <text:list>
            <text:list-item>
              <text:p text:style-name="P12"><text:span text:style-name="T18">Banking – </text:span><text:span text:style-name="T33">Modeling customer deposit activity with child </text:span><text:span text:style-name="T28">classes </text:span><text:span text:style-name="T27">ATM, Online, and Teller </text:span><text:span text:style-name="T33">for </text:span><text:span text:style-name="T28">the superclass BankTransaction</text:span><text:span text:style-name="T27">. <text:s/></text:span><text:span text:style-name="T33">Another possible design for </text:span><text:span text:style-name="T27">Teller process </text:span><text:span text:style-name="T28">of counting </text:span><text:span text:style-name="T27">with superclass </text:span><text:span text:style-name="T28">for </text:span><text:span text:style-name="T27">Denominations, </text:span><text:span text:style-name="T33">and </text:span><text:span text:style-name="T27">subclass</text:span><text:span text:style-name="T28">es</text:span><text:span text:style-name="T27"> Hundreds, Fifties, Twenty, Ten, Fives and Ones, Quarters, Dimes and Nickels as well. <text:s/>Ok, pennies too!</text:span></text:p>
            </text:list-item>
            <text:list-item>
              <text:p text:style-name="P12"><text:span text:style-name="T18">Gaming – </text:span><text:span text:style-name="T34">Many models exist for this one, but </text:span><text:span text:style-name="T28">inheritance </text:span><text:span text:style-name="T34">can be used </text:span><text:span text:style-name="T28">to overlay </text:span><text:span text:style-name="T22">sound</text:span><text:span text:style-name="T34">s</text:span><text:span text:style-name="T22"> </text:span><text:span text:style-name="T28">into </text:span><text:span text:style-name="T34">a </text:span><text:span text:style-name="T22">virtual </text:span><text:span text:style-name="T28">environment of the </text:span><text:span text:style-name="T22">game, </text:span><text:span text:style-name="T28">with parent class </text:span><text:span text:style-name="T22">Sound </text:span><text:span text:style-name="T28">extended to </text:span><text:span text:style-name="T22">subclasses </text:span><text:span text:style-name="T28">for </text:span><text:span text:style-name="T34">in game </text:span><text:span text:style-name="T22">action</text:span><text:span text:style-name="T28">s </text:span><text:span text:style-name="T34">that would trigger sound such as </text:span><text:span text:style-name="T22">SndNewGame, SndMakeMove, and SndQuitGame. <text:s text:c="2"/></text:span><text:span text:style-name="T28">By </text:span><text:span text:style-name="T34">using inherited </text:span><text:span text:style-name="T22">members and methods </text:span><text:span text:style-name="T34">from super class all </text:span><text:span text:style-name="T22">sounds in the game </text:span><text:span text:style-name="T34">will have certain behavior </text:span><text:span text:style-name="T22">like playSound() or locateSound(). <text:s/></text:span><text:span text:style-name="T23">Another example </text:span><text:span text:style-name="T26">of a </text:span><text:span text:style-name="T23">game </text:span><text:span text:style-name="T26">inheritance of classes </text:span><text:span text:style-name="T23">could be </text:span><text:span text:style-name="T25">many character types within the Character super</text:span><text:span text:style-name="T26">class. </text:span></text:p>
            </text:list-item>
            <text:list-item>
              <text:p text:style-name="P13"><text:span text:style-name="T18">Travel – </text:span><text:span text:style-name="T29">ModeOfTransport </text:span><text:span text:style-name="T34">parent class for the </text:span><text:span text:style-name="T29">subclasses </text:span><text:span text:style-name="T21">Plane, Train, Bus. <text:s text:c="2"/></text:span><text:span text:style-name="T29">The </text:span><text:span text:style-name="T22">inherit</text:span><text:span text:style-name="T34">ed</text:span><text:span text:style-name="T22"> properties </text:span><text:span text:style-name="T34">of the superlass can include things like </text:span><text:span text:style-name="T22">time spent in travel, time of </text:span><text:span text:style-name="T29">departure, and </text:span><text:span text:style-name="T21">ETA </text:span><text:span text:style-name="T29">(from the superclass)</text:span><text:span text:style-name="T21">. <text:s/></text:span><text:span text:style-name="T24">As another example </text:span><text:span text:style-name="T25">(possible interface class) </text:span><text:span text:style-name="T24">a Fare class, with subclasses OneWay and Roundtrip.</text:span></text:p>
            </text:list-item>
          </text:list>
        </text:list-item>
      </text:list>
      <text:p text:style-name="P7"/>
      <text:list xml:id="list212312995275317" text:continue-numbering="true" text:style-name="L1">
        <text:list-item>
          <text:p text:style-name="P26">Complexity – <text:span text:style-name="T39">NOTE: I tried to make some explanations that involved more than identifying the highest order of polynomial. <text:s/>Please correct faulty logic wherever possible...</text:span></text:p>
          <text:list>
            <text:list-item>
              <text:p text:style-name="P14"><text:span text:style-name="T18">N</text:span><text:span text:style-name="T14">2</text:span><text:span text:style-name="T18">+3N = O(N</text:span><text:span text:style-name="T14">2</text:span><text:span text:style-name="T18">), because </text:span><text:span text:style-name="T32">evaluating each term with x</text:span><text:span text:style-name="T17">2</text:span><text:span text:style-name="T32"> </text:span><text:span text:style-name="T18">gives 4x</text:span><text:span text:style-name="T14">2</text:span><text:span text:style-name="T18"> which is complexity </text:span><text:span text:style-name="T20">O(</text:span><text:span text:style-name="T18">N</text:span><text:span text:style-name="T14">2</text:span><text:span text:style-name="T20">).</text:span></text:p>
            </text:list-item>
            <text:list-item>
              <text:p text:style-name="P27">3N<text:span text:style-name="T14">2</text:span>+N = O(N<text:span text:style-name="T14">2</text:span>) basically for exact same reason is 4x<text:span text:style-name="T14">2</text:span> which is <text:span text:style-name="T35">O(</text:span>N<text:span text:style-name="T14">2</text:span><text:span text:style-name="T35">).</text:span></text:p>
            </text:list-item>
            <text:list-item>
              <text:p text:style-name="P27">N*(N-1)/2 = O(N<text:span text:style-name="T14">2</text:span>) simplifying mathematically <text:span text:style-name="T35">0.5</text:span>N<text:span text:style-name="T14">2</text:span> – <text:span text:style-name="T35">0.5</text:span>N, <text:span text:style-name="T39">looking at the highest order to determine this is of </text:span>complexity <text:span text:style-name="T35">O(</text:span>N<text:span text:style-name="T14">2</text:span><text:span text:style-name="T35">).</text:span></text:p>
            </text:list-item>
          </text:list>
        </text:list-item>
      </text:list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0:34:31.591825914</meta:creation-date>
    <dc:date>2019-02-24T21:20:14.278450189</dc:date>
    <meta:editing-duration>PT2H29M58S</meta:editing-duration>
    <meta:editing-cycles>29</meta:editing-cycles>
    <meta:generator>LibreOffice/6.0.1.1$Linux_X86_64 LibreOffice_project/00m0$Build-1</meta:generator>
    <meta:document-statistic meta:table-count="0" meta:image-count="0" meta:object-count="0" meta:page-count="2" meta:paragraph-count="44" meta:word-count="717" meta:character-count="4377" meta:non-whitespace-character-count="3712"/>
  </office:meta>
</office:document-meta>
</file>